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54c6" officeooo:paragraph-rsid="001154c6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Heading_20_1">
      <style:paragraph-properties fo:text-align="justify" style:justify-single-word="false"/>
    </style:style>
    <style:style style:name="T1" style:family="text">
      <style:text-properties officeooo:rsid="0011d294"/>
    </style:style>
    <style:style style:name="T2" style:family="text">
      <style:text-properties officeooo:rsid="0013d088"/>
    </style:style>
    <style:style style:name="T3" style:family="text">
      <style:text-properties officeooo:rsid="001521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 des smart-contract<text:span text:style-name="T2">s</text:span></text:p>
      <text:p text:style-name="P1"/>
      <text:h text:style-name="P6" text:outline-level="1">Dapple</text:h>
      <text:p text:style-name="Text_20_body">Test des smart contracts sans déploiement, uniquement sur le langage Solidity. <text:span text:style-name="T1">Les tests sont directement écrits en Solidity.</text:span></text:p>
      <text:p text:style-name="Text_20_body"><text:a xlink:type="simple" xlink:href="http://dapple.readthedocs.io/en/master/test/" text:style-name="Internet_20_link" text:visited-style-name="Visited_20_Internet_20_Link">http://dapple.readthedocs.io/en/master/test/</text:a></text:p>
      <text:p text:style-name="Text_20_body">Les plus :</text:p>
      <text:list xml:id="list5577941327960622522" text:style-name="L1">
        <text:list-item>
          <text:p text:style-name="P2">les événements sont aisément testés</text:p>
        </text:list-item>
        <text:list-item>
          <text:p text:style-name="P2">affranchissement des temps de minage</text:p>
        </text:list-item>
        <text:list-item>
          <text:p text:style-name="P2">les variables sont directement modifiées et donc directement appelables</text:p>
        </text:list-item>
      </text:list>
      <text:p text:style-name="Text_20_body">Les moins </text:p>
      <text:list xml:id="list988831115637290967" text:style-name="L2">
        <text:list-item>
          <text:p text:style-name="P3">pas de possibilité de modifier les comptes <text:span text:style-name="T2">appelant les méthodes</text:span></text:p>
        </text:list-item>
        <text:list-item>
          <text:p text:style-name="P3">test des scénarios selon les msg.sender impossible</text:p>
        </text:list-item>
      </text:list>
      <text:h text:style-name="Heading_20_1" text:outline-level="1">Truffle</text:h>
      <text:p text:style-name="Text_20_body">Test avec déploiement. Truffle est un framework assistant à la mise en place des contrats, à leurs migrations et au testing. Cependant ce framework javascript <text:span text:style-name="T3">semble assez limité pour les tests.</text:span></text:p>
      <text:p text:style-name="Text_20_body"><text:a xlink:type="simple" xlink:href="https://truffle.readthedocs.io/en/latest/getting_started/testing/" text:style-name="Internet_20_link" text:visited-style-name="Visited_20_Internet_20_Link">https://truffle.readthedocs.io/en/latest/getting_started/testing/</text:a></text:p>
      <text:p text:style-name="Text_20_body">Les plus :</text:p>
      <text:list xml:id="list4972896079052805873" text:style-name="L3">
        <text:list-item>
          <text:p text:style-name="P4">initialisation rapide du projet</text:p>
        </text:list-item>
        <text:list-item>
          <text:p text:style-name="P4">plusieurs comptes peuvent être utilisés</text:p>
        </text:list-item>
      </text:list>
      <text:p text:style-name="Text_20_body">Les moins :</text:p>
      <text:list xml:id="list2680368545339916107" text:style-name="L4">
        <text:list-item>
          <text:p text:style-name="P5">tests des événements difficiles</text:p>
        </text:list-item>
        <text:list-item>
          <text:p text:style-name="P5">timeout atteint quand bkc mine lentement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1:22:25.981237521</meta:creation-date>
    <meta:editing-duration>PT4M31S</meta:editing-duration>
    <meta:editing-cycles>2</meta:editing-cycles>
    <meta:generator>LibreOffice/5.1.4.2$Linux_X86_64 LibreOffice_project/10m0$Build-2</meta:generator>
    <dc:date>2016-09-07T11:37:04.742359453</dc:date>
    <meta:document-statistic meta:table-count="0" meta:image-count="0" meta:object-count="0" meta:page-count="1" meta:paragraph-count="20" meta:word-count="131" meta:character-count="912" meta:non-whitespace-character-count="809"/>
  </office:meta>
</office:document-meta>
</file>